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0.8688in"/>
    </style:style>
    <style:style style:name="t1.B" style:family="table-column">
      <style:table-column-properties style:column-width="0.8257in"/>
    </style:style>
    <style:style style:name="t1.C" style:family="table-column">
      <style:table-column-properties style:column-width="0.8368in"/>
    </style:style>
    <style:style style:name="t1.D" style:family="table-column">
      <style:table-column-properties style:column-width="0.8264in"/>
    </style:style>
    <style:style style:name="t1.E" style:family="table-column">
      <style:table-column-properties style:column-width="0.8361in"/>
    </style:style>
    <style:style style:name="t1.H" style:family="table-column">
      <style:table-column-properties style:column-width="0.834in"/>
    </style:style>
    <style:style style:name="t1.1" style:family="table-row">
      <style:table-row-properties style:keep-together="false" fo:keep-together="always"/>
    </style:style>
    <style:style style:name="t1.A1" style:family="table-cell">
      <style:table-cell-properties style:vertical-align="middle" fo:padding="0.0382in" fo:border-left="none" fo:border-right="none" fo:border-top="none" fo:border-bottom="0.0007in solid #000000"/>
    </style:style>
    <style:style style:name="t1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1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1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7" style:family="table-row">
      <style:table-row-properties style:min-row-height="0.1771in" style:keep-together="false" fo:keep-together="always" style:use-optimal-row-height="false"/>
    </style:style>
    <style:style style:name="t1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1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7" style:family="paragraph" style:parent-style-name="Standard">
      <style:text-properties style:font-name="Arial" fo:font-size="5pt" style:font-size-asian="5pt" style:font-name-complex="Arial" style:font-size-complex="5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text-properties fo:font-size="5pt" style:font-size-asian="5pt" style:font-size-complex="5pt"/>
    </style:style>
    <style:style style:name="P12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3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Arial" fo:font-size="9pt" fo:language="en" fo:country="US" style:font-size-asian="9pt" style:font-size-complex="9pt"/>
    </style:style>
    <style:style style:name="P15" style:family="paragraph" style:parent-style-name="Standard">
      <style:text-properties style:use-window-font-color="true" fo:font-weight="normal" style:font-weight-asian="normal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0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1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22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font-size="10pt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9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rial" fo:font-size="9pt" fo:language="en" fo:country="US" fo:background-color="transparent" style:font-size-asian="9pt" style:font-size-complex="9pt"/>
    </style:style>
    <style:style style:name="P31" style:family="paragraph" style:parent-style-name="Text_20_body">
      <style:paragraph-properties fo:line-height="100%" fo:text-align="justify" style:justify-single-word="false"/>
      <style:text-properties fo:font-size="6pt" style:font-size-asian="6pt" style:font-size-complex="6pt"/>
    </style:style>
    <style:style style:name="P32" style:family="paragraph" style:parent-style-name="Text_20_body">
      <style:paragraph-properties fo:line-height="100%" fo:text-align="justify" style:justify-single-word="false"/>
    </style:style>
    <style:style style:name="P33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4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5" style:family="paragraph" style:parent-style-name="Standard">
      <style:paragraph-properties fo:margin-left="0in" fo:margin-right="0in" fo:text-align="justify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6" style:family="paragraph" style:parent-style-name="Standard" style:master-page-name="">
      <style:paragraph-properties fo:margin-left="0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7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8" style:family="paragraph" style:parent-style-name="Standard">
      <style:paragraph-properties fo:margin-top="0.0402in" fo:margin-bottom="0in" fo:text-align="center" style:justify-single-word="false"/>
      <style:text-properties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style:text-underline-style="solid" style:text-underline-width="auto" style:text-underline-color="font-color" fo:font-weight="normal" style:font-name-asian="Times New Roman" style:font-weight-asian="normal" style:font-name-complex="Times New Roman1" style:font-weight-complex="normal"/>
    </style:style>
    <style:style style:name="T5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6" style:family="text">
      <style:text-properties style:font-name="Arial" fo:font-size="10pt" style:font-size-asian="10pt" style:font-name-complex="Arial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en" fo:country="US" style:text-underline-style="none" style:font-size-asian="10pt" style:font-name-complex="Arial" style:font-size-complex="10pt"/>
    </style:style>
    <style:style style:name="T13" style:family="text">
      <style:text-properties style:font-name="Arial" fo:font-size="10pt" fo:language="ru" fo:country="RU" style:font-size-asian="10pt" style:font-name-complex="Arial"/>
    </style:style>
    <style:style style:name="T14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5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16" style:family="text">
      <style:text-properties style:font-name="Arial" fo:font-size="10pt" style:text-underline-style="none" style:font-size-asian="10pt" style:font-name-complex="Arial" style:font-size-complex="10pt"/>
    </style:style>
    <style:style style:name="T17" style:family="text">
      <style:text-properties style:font-name="Arial" fo:font-size="9pt" style:font-size-asian="9pt" style:font-size-complex="9pt"/>
    </style:style>
    <style:style style:name="T18" style:family="text">
      <style:text-properties style:font-name="Arial" fo:font-size="9pt" fo:language="en" fo:country="US" style:font-size-asian="9pt" style:font-size-complex="9pt"/>
    </style:style>
    <style:style style:name="T19" style:family="text">
      <style:text-properties style:font-name="Arial" fo:font-size="9pt" fo:language="en" fo:country="US" style:text-underline-style="none" style:font-size-asian="9pt" style:font-name-complex="Arial" style:font-size-complex="9pt"/>
    </style:style>
    <style:style style:name="T20" style:family="text">
      <style:text-properties style:font-name="Arial" fo:font-size="9pt" fo:language="ru" fo:country="RU" style:text-underline-style="none" style:font-size-asian="9pt" style:font-name-complex="Arial" style:font-size-complex="9pt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weight="normal" style:font-weight-asian="normal"/>
    </style:style>
    <style:style style:name="T23" style:family="text">
      <style:text-properties fo:language="en" fo:country="US" fo:font-weight="normal" style:font-name-asian="Times New Roman" style:font-weight-asian="normal" style:font-name-complex="Times New Roman1"/>
    </style:style>
    <style:style style:name="T24" style:family="text">
      <style:text-properties style:font-name-complex="Arial"/>
    </style:style>
    <style:style style:name="T25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6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27" style:family="text">
      <style:text-properties style:text-underline-style="none" fo:font-weight="bold" style:font-weight-asian="bold"/>
    </style:style>
    <style:style style:name="T28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9" style:family="text">
      <style:text-properties style:text-position="super 65%" style:font-name="Arial" fo:font-size="9pt" style:font-size-asian="9pt" style:font-size-complex="9pt"/>
    </style:style>
    <style:style style:name="T30" style:family="text">
      <style:text-properties style:text-position="super 65%" style:font-name="Arial" fo:font-size="9pt" fo:language="en" fo:country="US" style:font-size-asian="9pt" style:font-size-complex="9pt"/>
    </style:style>
    <style:style style:name="T31" style:family="text">
      <style:text-properties style:text-position="super 65%" style:font-name="Arial" fo:font-size="9pt" fo:language="en" fo:country="US" style:text-underline-style="none" style:font-size-asian="9pt" style:font-name-complex="Arial" style:font-size-complex="9pt"/>
    </style:style>
    <style:style style:name="T32" style:family="text">
      <style:text-properties style:text-position="sub 65%" style:font-name="Arial" fo:font-size="9pt" fo:language="en" fo:country="US" style:font-size-asian="9pt" style:font-size-complex="9pt"/>
    </style:style>
    <style:style style:name="T33" style:family="text">
      <style:text-properties fo:color="#000000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4" style:family="text">
      <style:text-properties style:text-position="super 58%"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35" style:family="text">
      <style:text-properties style:text-position="0% 100%" style:font-name="Arial" fo:font-size="9pt" fo:language="en" fo:country="US" style:text-underline-style="none" style:font-size-asian="9pt" style:font-name-complex="Arial" style:font-size-complex="9pt"/>
    </style:style>
    <style:style style:name="T36" style:family="text">
      <style:text-properties fo:font-size="8pt" fo:font-weight="normal" style:font-size-asian="8pt" style:font-weight-asian="normal" style:font-size-complex="8pt"/>
    </style:style>
    <style:style style:name="T37" style:family="text">
      <style:text-properties fo:font-weight="normal" style:font-weight-asian="normal"/>
    </style:style>
    <style:style style:name="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34">ПРОТОКОЛ ПРОВЕРКИ</text:p>
      <text:p text:style-name="P5"/>
      <text:p text:style-name="P12"><text:span text:style-name="T14">Измеритель-сигнализатор СРК-АТ2327</text:span><text:span text:style-name="T5"><text:tab/></text:span><text:span text:style-name="T8">Дата проверки: </text:span><text:span text:style-name="T10">$date </text:span><text:span text:style-name="T8">г.</text:span></text:p>
      <text:p text:style-name="P6"/>
      <text:p text:style-name="P6"><text:span text:style-name="T26">Тип:</text:span><text:span text:style-name="T25"> </text:span><text:span text:style-name="Основной_20_шрифт_20_абзаца"><text:span text:style-name="T25">$type</text:span></text:span></text:p>
      <text:p text:style-name="P8"/>
      <text:p text:style-name="P6"><text:span text:style-name="T26">з/н: </text:span><text:span text:style-name="T25">$srk_serial</text:span><text:span text:style-name="T27"><text:tab/></text:span></text:p>
      <text:p text:style-name="P11"/>
      <text:p text:style-name="P15"><text:span text:style-name="T9">Чувствительность к гамма-излучению </text:span><text:span text:style-name="T34">137</text:span><text:span text:style-name="T9">CS типа ОСГИ-3:</text:span><text:span text:style-name="T7"><text:tab/>(</text:span><text:span text:style-name="T12">$delt </text:span><text:span text:style-name="T19">±</text:span><text:span text:style-name="T12"> </text:span><text:span text:style-name="T20">$pog_delt)</text:span><text:span text:style-name="T19"> </text:span><text:span text:style-name="T15">имп</text:span><text:span text:style-name="Основной_20_шрифт_20_абзаца"><text:span text:style-name="T19">·с</text:span></text:span><text:span text:style-name="Основной_20_шрифт_20_абзаца"><text:span text:style-name="T31">-1</text:span></text:span><text:span text:style-name="Основной_20_шрифт_20_абзаца"><text:span text:style-name="T35">/</text:span></text:span><text:span text:style-name="T20">кБк</text:span><text:span text:style-name="T16">;</text:span></text:p>
      <text:p text:style-name="P13"/>
      <text:p text:style-name="P7"/>
      <text:p text:style-name="P4">Условия эксплуатации:</text:p>
      <text:p text:style-name="P28"><text:span text:style-name="T11">- <text:s/></text:span><text:span text:style-name="T6">Температура окружающего воздуха<text:tab/><text:tab/><text:tab/>+</text:span><text:span text:style-name="T11">$temp</text:span><text:span text:style-name="T6"> °</text:span><text:span text:style-name="T11">C</text:span></text:p>
      <text:p text:style-name="P29"><text:span text:style-name="T11">- <text:s/></text:span><text:span text:style-name="T6">Атмосферное давление<text:tab/><text:tab/><text:tab/><text:tab/><text:tab/>98,5 </text:span><text:span text:style-name="T11">kPa</text:span></text:p>
      <text:p text:style-name="P29"><text:span text:style-name="T11">- <text:s/></text:span><text:span text:style-name="T6">Относительная влажность воздуха<text:tab/><text:tab/><text:tab/></text:span><text:span text:style-name="T11">$vlag</text:span><text:span text:style-name="T6"> %</text:span></text:p>
      <text:p text:style-name="P29"><text:span text:style-name="T11">- <text:s/></text:span><text:span text:style-name="T6">Радиационный фон<text:tab/><text:tab/><text:tab/><text:tab/><text:tab/></text:span><text:span text:style-name="T11">$bground</text:span><text:span text:style-name="T6"> </text:span><text:span text:style-name="T13">н</text:span><text:span text:style-name="T6">Зв/ч</text:span></text:p>
      <text:p text:style-name="P20">Эталонные средства измерений: </text:p>
      <text:p text:style-name="P36"><text:span text:style-name="T11"><text:s text:c="5"/></text:span><text:span text:style-name="T28">- $facility_src_cs_rus</text:span><text:span text:style-name="T33">;</text:span></text:p>
      <text:p text:style-name="P35"><text:span text:style-name="T33"/></text:p>
      <text:p text:style-name="P37">Данные проверки</text:p>
      <text:p text:style-name="P38"/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row table:style-name="t1.1">
          <table:table-cell table:style-name="t1.A1" table:number-columns-spanned="8" office:value-type="string">
            <text:p text:style-name="P21"><text:span text:style-name="T37">Монитор радиационный пешеходный МРП-</text:span><text:span text:style-name="T22">$mrp_type</text:span><text:span text:style-name="T37"> зав № </text:span><text:span text:style-name="T23">$mrp_serial</text:span><text:span text:style-name="T37"> </text:span></text:p>
            <text:p text:style-name="P22"><text:span text:style-name="Основной_20_шрифт_20_абзаца"><text:span text:style-name="T3">в составе с блоком детектирования $bd_type зав.№ </text:span></text:span><text:span text:style-name="Основной_20_шрифт_20_абзаца"><text:span text:style-name="T4">$bd_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2" table:number-columns-spanned="2" office:value-type="string">
            <text:p text:style-name="P25">Измеренное значение скорости счета фона,</text:p>
            <text:p text:style-name="P27"><text:span text:style-name="T17">с</text:span><text:span text:style-name="Основной_20_шрифт_20_абзаца"><text:span text:style-name="T29">-1</text:span></text:span></text:p>
          </table:table-cell>
          <table:covered-table-cell/>
          <table:table-cell table:style-name="t1.C2" table:number-columns-spanned="2" office:value-type="string">
            <text:p text:style-name="P25">Измеренное значение скорости счета от эталонного источника,</text:p>
            <text:p text:style-name="P27"><text:span text:style-name="T17">с</text:span><text:span text:style-name="Основной_20_шрифт_20_абзаца"><text:span text:style-name="T29">-1</text:span></text:span></text:p>
          </table:table-cell>
          <table:covered-table-cell/>
          <table:table-cell table:style-name="t1.C2" table:number-rows-spanned="2" office:value-type="string">
            <text:p text:style-name="P25">Активность источника,</text:p>
            <text:p text:style-name="P25">кБк</text:p>
          </table:table-cell>
          <table:table-cell table:style-name="t1.C2" table:number-rows-spanned="2" office:value-type="string">
            <text:p text:style-name="P25">Расчетное значение чувствитель-ности БД</text:p>
            <text:p text:style-name="P27"><text:span text:style-name="Основной_20_шрифт_20_абзаца"><text:span text:style-name="T18">S</text:span></text:span><text:span text:style-name="Основной_20_шрифт_20_абзаца"><text:span text:style-name="T32">p</text:span></text:span><text:span text:style-name="T17">, с</text:span><text:span text:style-name="Основной_20_шрифт_20_абзаца"><text:span text:style-name="T29">-1</text:span></text:span><text:span text:style-name="T17">·кБк</text:span><text:span text:style-name="Основной_20_шрифт_20_абзаца"><text:span text:style-name="T29">-1</text:span></text:span></text:p>
          </table:table-cell>
          <table:table-cell table:style-name="t1.C2" table:number-rows-spanned="2" office:value-type="string">
            <text:p text:style-name="P25">Абсолютная <text:span text:style-name="T21">погрешность</text:span> <text:span text:style-name="T21">чувствитель-ности</text:span> БД</text:p>
            <text:p text:style-name="P27"><text:span text:style-name="T17">Δ=</text:span><text:span text:style-name="T18">$delta</text:span><text:span text:style-name="T17">-</text:span><text:span text:style-name="Основной_20_шрифт_20_абзаца"><text:span text:style-name="T18">S</text:span></text:span><text:span text:style-name="Основной_20_шрифт_20_абзаца"><text:span text:style-name="T32">p</text:span></text:span><text:span text:style-name="T17">, </text:span></text:p>
            <text:p text:style-name="P27"><text:span text:style-name="Основной_20_шрифт_20_абзаца"><text:span text:style-name="T18">с</text:span></text:span><text:span text:style-name="Основной_20_шрифт_20_абзаца"><text:span text:style-name="T30">-1</text:span></text:span><text:span text:style-name="Основной_20_шрифт_20_абзаца"><text:span text:style-name="T18">·</text:span></text:span><text:span text:style-name="T17">кБк</text:span><text:span text:style-name="Основной_20_шрифт_20_абзаца"><text:span text:style-name="T29">-1</text:span></text:span></text:p>
          </table:table-cell>
          <table:table-cell table:style-name="t1.H2" table:number-rows-spanned="2" office:value-type="string">
            <text:p text:style-name="P25">Условие соответствия по ТУ</text:p>
            <text:p text:style-name="P25">Δ, не более </text:p>
            <text:p text:style-name="P27"><text:span text:style-name="Основной_20_шрифт_20_абзаца"><text:span text:style-name="T18">с</text:span></text:span><text:span text:style-name="Основной_20_шрифт_20_абзаца"><text:span text:style-name="T30">-1</text:span></text:span><text:span text:style-name="Основной_20_шрифт_20_абзаца"><text:span text:style-name="T18">·</text:span></text:span><text:span text:style-name="T17">кБк</text:span><text:span text:style-name="Основной_20_шрифт_20_абзаца"><text:span text:style-name="T29">-1</text:span></text:span></text:p>
          </table:table-cell>
        </table:table-row>
        <table:table-row table:style-name="t1.1">
          <table:table-cell table:style-name="t1.A3" office:value-type="string">
            <text:p text:style-name="P26">Результаты измерения</text:p>
          </table:table-cell>
          <table:table-cell table:style-name="t1.B3" office:value-type="string">
            <text:p text:style-name="P26">Среднее значение</text:p>
          </table:table-cell>
          <table:table-cell table:style-name="t1.B3" office:value-type="string">
            <text:p text:style-name="P26">Результаты измерения</text:p>
          </table:table-cell>
          <table:table-cell table:style-name="t1.B3" office:value-type="string">
            <text:p text:style-name="P26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10">$1-11</text:p>
          </table:table-cell>
          <table:table-cell table:style-name="t1.B4" table:number-rows-spanned="5" office:value-type="string">
            <text:p text:style-name="P30">$bg_avr</text:p>
          </table:table-cell>
          <table:table-cell table:style-name="t1.C4" office:value-type="string">
            <text:p text:style-name="P10">$1-21</text:p>
          </table:table-cell>
          <table:table-cell table:style-name="t1.B4" table:number-rows-spanned="5" office:value-type="string">
            <text:p text:style-name="P14">$sr_avr</text:p>
          </table:table-cell>
          <table:table-cell table:style-name="t1.B4" table:number-rows-spanned="5" office:value-type="string">
            <text:p text:style-name="P9">$activity</text:p>
          </table:table-cell>
          <table:table-cell table:style-name="t1.B4" table:number-rows-spanned="5" office:value-type="string">
            <text:p text:style-name="P9">$sence</text:p>
          </table:table-cell>
          <table:table-cell table:style-name="t1.B4" table:number-rows-spanned="5" office:value-type="string">
            <text:p text:style-name="P9">$pogr</text:p>
          </table:table-cell>
          <table:table-cell table:style-name="t1.H4" table:number-rows-spanned="5" office:value-type="string">
            <text:p text:style-name="P25">± <text:span text:style-name="T21">$pog_delt</text:span></text:p>
          </table:table-cell>
        </table:table-row>
        <table:table-row table:style-name="t1.1">
          <table:table-cell table:style-name="t1.A4" office:value-type="string">
            <text:p text:style-name="P10">$1-12</text:p>
          </table:table-cell>
          <table:covered-table-cell/>
          <table:table-cell table:style-name="t1.C4" office:value-type="string">
            <text:p text:style-name="P10">$1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10">$1-13</text:p>
          </table:table-cell>
          <table:covered-table-cell/>
          <table:table-cell table:style-name="t1.C4" office:value-type="string">
            <text:p text:style-name="P10">$1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7">
          <table:table-cell table:style-name="t1.A4" office:value-type="string">
            <text:p text:style-name="P10">$1-14</text:p>
          </table:table-cell>
          <table:covered-table-cell/>
          <table:table-cell table:style-name="t1.C4" office:value-type="string">
            <text:p text:style-name="P10">$1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8" office:value-type="string">
            <text:p text:style-name="P10">$1-15</text:p>
          </table:table-cell>
          <table:covered-table-cell/>
          <table:table-cell table:style-name="t1.C8" office:value-type="string">
            <text:p text:style-name="P10">$1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6">Проверку произвел:</text:p>
          </table:table-cell>
          <table:table-cell table:style-name="Таблица1.A1" office:value-type="string">
            <text:p text:style-name="P17">$calibratedBy</text:p>
          </table:table-cell>
          <table:table-cell table:style-name="Таблица1.A1" office:value-type="string">
            <text:p text:style-name="P24"><text:s text:c="36"/></text:p>
          </table:table-cell>
        </table:table-row>
        <table:table-row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23"/>
          </table:table-cell>
          <table:table-cell table:style-name="Таблица1.C2" office:value-type="string">
            <text:p text:style-name="P19">(<text:span text:style-name="T24">подпись</text:span>)</text:p>
          </table:table-cell>
        </table:table-row>
        <table:table-row>
          <table:table-cell table:style-name="Таблица1.A1" office:value-type="string">
            <text:p text:style-name="P16">Технический контроль: </text:p>
          </table:table-cell>
          <table:table-cell table:style-name="Таблица1.A1" office:value-type="string">
            <text:p text:style-name="P18">$controlledBy</text:p>
          </table:table-cell>
          <table:table-cell table:style-name="Таблица1.A1" office:value-type="string">
            <text:p text:style-name="P24"><text:s text:c="36"/></text:p>
          </table:table-cell>
        </table:table-row>
        <table:table-row>
          <table:table-cell table:style-name="Таблица1.A2" office:value-type="string">
            <text:p text:style-name="P23"/>
          </table:table-cell>
          <table:table-cell table:style-name="Таблица1.B4" office:value-type="string">
            <text:p text:style-name="P23"/>
          </table:table-cell>
          <table:table-cell table:style-name="Таблица1.C2" office:value-type="string">
            <text:p text:style-name="P19">(<text:span text:style-name="T24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84in" fo:margin-right="0.7799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01-06T14:14:34.75</dc:date>
    <meta:print-date>2019-04-03T15:18:00</meta:print-date>
    <meta:editing-cycles>164</meta:editing-cycles>
    <meta:editing-duration>PT12H10M29S</meta:editing-duration>
    <meta:generator>OpenOffice/4.1.6$Win32 OpenOffice.org_project/416m1$Build-9790</meta:generator>
    <meta:document-statistic meta:table-count="2" meta:image-count="1" meta:object-count="0" meta:page-count="1" meta:paragraph-count="59" meta:word-count="142" meta:character-count="1230"/>
  </office:meta>
</office:document-meta>
</file>